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14.162cm" style:rel-column-width="8029*"/>
    </style:style>
    <style:style style:name="Tabell1.B" style:family="table-column">
      <style:table-column-properties style:column-width="2.836cm" style:rel-column-width="1608*"/>
    </style:style>
    <style:style style:name="Tabell1.A1" style:family="table-cell">
      <style:table-cell-properties fo:background-color="#b3b3b3" fo:padding="0.097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>
      <style:table-cell-properties fo:background-color="#b3b3b3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14.136cm" style:rel-column-width="8014*"/>
    </style:style>
    <style:style style:name="Tabell2.B" style:family="table-column">
      <style:table-column-properties style:column-width="2.863cm" style:rel-column-width="1623*"/>
    </style:style>
    <style:style style:name="Tabell2.A1" style:family="table-cell">
      <style:table-cell-properties fo:padding="0.097cm" fo:border-left="0.002cm solid #000000" fo:border-right="none" fo:border-top="none" fo:border-bottom="0.002cm solid #000000"/>
    </style:style>
    <style:style style:name="Tabell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6.999cm" table:align="margins"/>
    </style:style>
    <style:style style:name="Tabell3.A" style:family="table-column">
      <style:table-column-properties style:column-width="14.136cm" style:rel-column-width="8014*"/>
    </style:style>
    <style:style style:name="Tabell3.B" style:family="table-column">
      <style:table-column-properties style:column-width="2.863cm" style:rel-column-width="1623*"/>
    </style:style>
    <style:style style:name="Tabell3.A1" style:family="table-cell">
      <style:table-cell-properties fo:padding="0.097cm" fo:border-left="0.002cm solid #000000" fo:border-right="none" fo:border-top="none" fo:border-bottom="0.002cm solid #000000"/>
    </style:style>
    <style:style style:name="Tabell3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14.187cm" style:rel-column-width="8043*"/>
    </style:style>
    <style:style style:name="Tabell4.B" style:family="table-column">
      <style:table-column-properties style:column-width="2.812cm" style:rel-column-width="1594*"/>
    </style:style>
    <style:style style:name="Tabell4.A1" style:family="table-cell">
      <style:table-cell-properties fo:padding="0.097cm" fo:border-left="0.002cm solid #000000" fo:border-right="none" fo:border-top="none" fo:border-bottom="0.002cm solid #000000"/>
    </style:style>
    <style:style style:name="Tabell4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6.999cm" table:align="margins"/>
    </style:style>
    <style:style style:name="Tabell5.A" style:family="table-column">
      <style:table-column-properties style:column-width="14.212cm" style:rel-column-width="8057*"/>
    </style:style>
    <style:style style:name="Tabell5.B" style:family="table-column">
      <style:table-column-properties style:column-width="2.787cm" style:rel-column-width="1580*"/>
    </style:style>
    <style:style style:name="Tabell5.A1" style:family="table-cell">
      <style:table-cell-properties fo:padding="0.097cm" fo:border-left="0.002cm solid #000000" fo:border-right="none" fo:border-top="none" fo:border-bottom="0.002cm solid #000000"/>
    </style:style>
    <style:style style:name="Tabell5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6.999cm" table:align="margins"/>
    </style:style>
    <style:style style:name="Tabell6.A" style:family="table-column">
      <style:table-column-properties style:column-width="14.212cm" style:rel-column-width="8057*"/>
    </style:style>
    <style:style style:name="Tabell6.B" style:family="table-column">
      <style:table-column-properties style:column-width="2.787cm" style:rel-column-width="1580*"/>
    </style:style>
    <style:style style:name="Tabell6.A1" style:family="table-cell">
      <style:table-cell-properties fo:padding="0.097cm" fo:border-left="0.002cm solid #000000" fo:border-right="none" fo:border-top="none" fo:border-bottom="0.002cm solid #000000"/>
    </style:style>
    <style:style style:name="Tabell6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6.999cm" table:align="margins"/>
    </style:style>
    <style:style style:name="Tabell7.A" style:family="table-column">
      <style:table-column-properties style:column-width="14.212cm" style:rel-column-width="8057*"/>
    </style:style>
    <style:style style:name="Tabell7.B" style:family="table-column">
      <style:table-column-properties style:column-width="2.787cm" style:rel-column-width="1580*"/>
    </style:style>
    <style:style style:name="Tabell7.A1" style:family="table-cell">
      <style:table-cell-properties fo:padding="0.097cm" fo:border-left="0.002cm solid #000000" fo:border-right="none" fo:border-top="none" fo:border-bottom="0.002cm solid #000000"/>
    </style:style>
    <style:style style:name="Tabell7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6.999cm" table:align="margins"/>
    </style:style>
    <style:style style:name="Tabell8.A" style:family="table-column">
      <style:table-column-properties style:column-width="14.212cm" style:rel-column-width="8057*"/>
    </style:style>
    <style:style style:name="Tabell8.B" style:family="table-column">
      <style:table-column-properties style:column-width="2.787cm" style:rel-column-width="1580*"/>
    </style:style>
    <style:style style:name="Tabell8.A1" style:family="table-cell">
      <style:table-cell-properties fo:padding="0.097cm" fo:border-left="0.002cm solid #000000" fo:border-right="none" fo:border-top="none" fo:border-bottom="0.002cm solid #000000"/>
    </style:style>
    <style:style style:name="Tabell8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6.999cm" table:align="margins"/>
    </style:style>
    <style:style style:name="Tabell9.A" style:family="table-column">
      <style:table-column-properties style:column-width="14.212cm" style:rel-column-width="8057*"/>
    </style:style>
    <style:style style:name="Tabell9.B" style:family="table-column">
      <style:table-column-properties style:column-width="2.787cm" style:rel-column-width="1580*"/>
    </style:style>
    <style:style style:name="Tabell9.A1" style:family="table-cell">
      <style:table-cell-properties fo:padding="0.097cm" fo:border-left="0.002cm solid #000000" fo:border-right="none" fo:border-top="none" fo:border-bottom="0.002cm solid #000000"/>
    </style:style>
    <style:style style:name="Tabell9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6.999cm" table:align="margins"/>
    </style:style>
    <style:style style:name="Tabell10.A" style:family="table-column">
      <style:table-column-properties style:column-width="14.212cm" style:rel-column-width="8057*"/>
    </style:style>
    <style:style style:name="Tabell10.B" style:family="table-column">
      <style:table-column-properties style:column-width="2.787cm" style:rel-column-width="1580*"/>
    </style:style>
    <style:style style:name="Tabell10.A1" style:family="table-cell">
      <style:table-cell-properties fo:padding="0.097cm" fo:border-left="0.002cm solid #000000" fo:border-right="none" fo:border-top="none" fo:border-bottom="0.002cm solid #000000"/>
    </style:style>
    <style:style style:name="Tabell10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1" style:family="table">
      <style:table-properties style:width="16.999cm" table:align="margins"/>
    </style:style>
    <style:style style:name="Tabell11.A" style:family="table-column">
      <style:table-column-properties style:column-width="14.212cm" style:rel-column-width="8057*"/>
    </style:style>
    <style:style style:name="Tabell11.B" style:family="table-column">
      <style:table-column-properties style:column-width="2.787cm" style:rel-column-width="1580*"/>
    </style:style>
    <style:style style:name="Tabell11.A1" style:family="table-cell">
      <style:table-cell-properties fo:padding="0.097cm" fo:border-left="0.002cm solid #000000" fo:border-right="none" fo:border-top="none" fo:border-bottom="0.002cm solid #000000"/>
    </style:style>
    <style:style style:name="Tabell1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2" style:family="table">
      <style:table-properties style:width="16.999cm" table:align="margins"/>
    </style:style>
    <style:style style:name="Tabell12.A" style:family="table-column">
      <style:table-column-properties style:column-width="14.212cm" style:rel-column-width="8057*"/>
    </style:style>
    <style:style style:name="Tabell12.B" style:family="table-column">
      <style:table-column-properties style:column-width="2.787cm" style:rel-column-width="1580*"/>
    </style:style>
    <style:style style:name="Tabell12.A1" style:family="table-cell">
      <style:table-cell-properties fo:padding="0.097cm" fo:border-left="0.002cm solid #000000" fo:border-right="none" fo:border-top="none" fo:border-bottom="0.002cm solid #000000"/>
    </style:style>
    <style:style style:name="Tabell1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3" style:family="table">
      <style:table-properties style:width="16.999cm" table:align="margins"/>
    </style:style>
    <style:style style:name="Tabell13.A" style:family="table-column">
      <style:table-column-properties style:column-width="14.212cm" style:rel-column-width="8057*"/>
    </style:style>
    <style:style style:name="Tabell13.B" style:family="table-column">
      <style:table-column-properties style:column-width="2.787cm" style:rel-column-width="1580*"/>
    </style:style>
    <style:style style:name="Tabell13.A1" style:family="table-cell">
      <style:table-cell-properties fo:padding="0.097cm" fo:border-left="0.002cm solid #000000" fo:border-right="none" fo:border-top="none" fo:border-bottom="0.002cm solid #000000"/>
    </style:style>
    <style:style style:name="Tabell13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4" style:family="table">
      <style:table-properties style:width="16.999cm" table:align="margins"/>
    </style:style>
    <style:style style:name="Tabell14.A" style:family="table-column">
      <style:table-column-properties style:column-width="14.212cm" style:rel-column-width="8057*"/>
    </style:style>
    <style:style style:name="Tabell14.B" style:family="table-column">
      <style:table-column-properties style:column-width="2.787cm" style:rel-column-width="1580*"/>
    </style:style>
    <style:style style:name="Tabell14.A1" style:family="table-cell">
      <style:table-cell-properties fo:padding="0.097cm" fo:border-left="0.002cm solid #000000" fo:border-right="none" fo:border-top="none" fo:border-bottom="0.002cm solid #000000"/>
    </style:style>
    <style:style style:name="Tabell14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5" style:family="table">
      <style:table-properties style:width="16.999cm" table:align="margins"/>
    </style:style>
    <style:style style:name="Tabell15.A" style:family="table-column">
      <style:table-column-properties style:column-width="14.212cm" style:rel-column-width="8057*"/>
    </style:style>
    <style:style style:name="Tabell15.B" style:family="table-column">
      <style:table-column-properties style:column-width="2.787cm" style:rel-column-width="1580*"/>
    </style:style>
    <style:style style:name="Tabell15.A1" style:family="table-cell">
      <style:table-cell-properties fo:padding="0.097cm" fo:border-left="0.002cm solid #000000" fo:border-right="none" fo:border-top="none" fo:border-bottom="0.002cm solid #000000"/>
    </style:style>
    <style:style style:name="Tabell15.B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background-color="#ff0000"/>
    </style:style>
    <style:style style:name="P2" style:family="paragraph" style:parent-style-name="Table_20_Contents">
      <style:paragraph-properties fo:background-color="#00ff00">
        <style:background-image/>
      </style:paragraph-properties>
    </style:style>
    <style:style style:name="P3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background-color="#ff0000"/>
    </style:style>
    <style:style style:name="T2" style:family="text">
      <style:text-properties fo:background-color="transparen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Usecase</text:p>
          </table:table-cell>
          <table:table-cell table:style-name="Tabell1.B1" office:value-type="string">
            <text:p text:style-name="Table_20_Contents">Gick det igenom?</text:p>
          </table:table-cell>
        </table:table-row>
        <table:table-row>
          <table:table-cell table:style-name="Tabell1.A2" office:value-type="string">
            <text:p text:style-name="Table_20_Contents">UseCase1 – verifera användare </text:p>
          </table:table-cell>
          <table:table-cell table:style-name="Tabell1.B2" office:value-type="string">
            <text:p text:style-name="Table_20_Contents">Ja</text:p>
          </table:table-cell>
        </table:table-row>
        <table:table-row>
          <table:table-cell table:style-name="Tabell1.A3" table:number-columns-spanned="2" office:value-type="string">
            <text:p text:style-name="Table_20_Contents">Överiga kommentarer: <text:line-break/>Användaren loggas in och verifieras. <text:line-break/>^-Kollar om användaren finns i databasen, om den stämmer med lösenordet.<text:line-break/></text:p>
            <text:p text:style-name="Table_20_Contents">Alternativt Scenario1:<text:line-break/><text:span text:style-name="T1">Dock finns en stöd för inloggning genom varken facebook/google</text:span></text:p>
          </table:table-cell>
          <table:covered-table-cell/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Table_20_Contents">UseCase2 – <text:span text:style-name="T2">Logga ut en verifierad användare</text:span> </text:p>
          </table:table-cell>
          <table:table-cell table:style-name="Tabell2.B1" office:value-type="string">
            <text:p text:style-name="P2">ja</text:p>
          </table:table-cell>
        </table:table-row>
        <table:table-row>
          <table:table-cell table:style-name="Tabell2.B1" table:number-columns-spanned="2" office:value-type="string">
            <text:p text:style-name="Table_20_Contents">Överiga kommentarer:</text:p>
            <text:p text:style-name="Table_20_Contents">Användaren kan loggas ut</text:p>
          </table:table-cell>
          <table:covered-table-cell/>
        </table:table-row>
      </table:table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3"><text:span text:style-name="T2">UseCase 3 – Användaren loggas in automatiskt</text:span> </text:p>
          </table:table-cell>
          <table:table-cell table:style-name="Tabell3.B1" office:value-type="string">
            <text:p text:style-name="Table_20_Contents">ja</text:p>
          </table:table-cell>
        </table:table-row>
        <table:table-row>
          <table:table-cell table:style-name="Tabell3.B1" table:number-columns-spanned="2" office:value-type="string">
            <text:p text:style-name="Table_20_Contents">Överiga kommentarer:</text:p>
            <text:p text:style-name="Table_20_Contents">Fugnerar, cookies är ställda på drygt 15 dagar....</text:p>
            <text:p text:style-name="Table_20_Contents">lösenordet i cookien kontrolleras mot krypterat lösenord. </text:p>
          </table:table-cell>
          <table:covered-table-cell/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Table_20_Contents">UseCase 4 – <text:span text:style-name="T3">Användaren registrerar sig på sidan </text:span></text:p>
          </table:table-cell>
          <table:table-cell table:style-name="Tabell4.B1" office:value-type="string">
            <text:p text:style-name="Table_20_Contents">Ja</text:p>
          </table:table-cell>
        </table:table-row>
        <table:table-row>
          <table:table-cell table:style-name="Tabell4.B1" table:number-columns-spanned="2" office:value-type="string">
            <text:p text:style-name="Table_20_Contents">Överiga kommentarer:</text:p>
            <text:p text:style-name="Table_20_Contents">Testat flera gånger, fungerar både på min dator och andras.<text:line-break/>Elakdata/ogiltig data filtreras ut.</text:p>
            <text:p text:style-name="Table_20_Contents"><text:line-break/>OBS:<text:line-break/><text:span text:style-name="T1">Google/Facebook registrering finns ej.</text:span></text:p>
          </table:table-cell>
          <table:covered-table-cell/>
        </table:table-row>
      </table:table>
      <text:p text:style-name="Standard"/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Table_20_Contents">UseCase 5 – <text:span text:style-name="T2">Användare lägger in en historia</text:span> </text:p>
          </table:table-cell>
          <table:table-cell table:style-name="Tabell5.B1" office:value-type="string">
            <text:p text:style-name="Table_20_Contents">Ja</text:p>
          </table:table-cell>
        </table:table-row>
        <table:table-row>
          <table:table-cell table:style-name="Tabell5.B1" table:number-columns-spanned="2" office:value-type="string">
            <text:p text:style-name="Table_20_Contents">Överiga kommentarer:<text:line-break/>Testat på flera datorer.</text:p>
            <text:p text:style-name="Table_20_Contents">Om användaren råkar trycka på f5 så är ändå historien sparad..</text:p>
            <text:p text:style-name="Table_20_Contents">-Ett varningsmeddelande visas också. (^Javascript)</text:p>
            <text:p text:style-name="Table_20_Contents">(liten bugg, om du redigerat historia och sen går till ladda upp, så kommer din redigerade historia först läggas in...)</text:p>
            <text:p text:style-name="Table_20_Contents"/>
            <text:p text:style-name="Table_20_Contents">Obs:<text:line-break/>finns inget val för att ladda upp via fil.</text:p>
          </table:table-cell>
          <table:covered-table-cell/>
        </table:table-row>
      </table:table>
      <text:p text:style-name="Standard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Table_20_Contents">UseCase 6– <text:span text:style-name="T2">Användaren vill hantera sina historier</text:span></text:p>
          </table:table-cell>
          <table:table-cell table:style-name="Tabell6.B1" office:value-type="string">
            <text:p text:style-name="Table_20_Contents">Ja</text:p>
          </table:table-cell>
        </table:table-row>
        <table:table-row>
          <table:table-cell table:style-name="Tabell6.B1" table:number-columns-spanned="2" office:value-type="string">
            <text:p text:style-name="Table_20_Contents">Överiga kommentarer:</text:p>
            <text:p text:style-name="Table_20_Contents">Användaren kan redigera (klicka på titeln i manage stories).<text:line-break/>Anävndaren kan låsa (gör att bara användaren kan se historien).</text:p>
            <text:p text:style-name="Table_20_Contents">Användaren kan radera sina historier.</text:p>
            <text:p text:style-name="Table_20_Contents">Dessa alternativ är bara åtkommliga från en användares egen sida, inga get parametrar kan användas.</text:p>
            <text:p text:style-name="Table_20_Contents">OBS: <text:line-break/>ingen godkänning krävs för att redigera och låsa historier, bara att radera.</text:p>
          </table:table-cell>
          <table:covered-table-cell/>
        </table:table-row>
      </table:table>
      <text:p text:style-name="Standard"><text:soft-page-break/></text:p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Table_20_Contents">UseCase 7 – <text:span text:style-name="T2"><text:s/>användare vill läsa en historia</text:span></text:p>
          </table:table-cell>
          <table:table-cell table:style-name="Tabell7.B1" office:value-type="string">
            <text:p text:style-name="Table_20_Contents">Ja<text:span text:style-name="T4">/nja</text:span></text:p>
          </table:table-cell>
        </table:table-row>
        <table:table-row>
          <table:table-cell table:style-name="Tabell7.B1" table:number-columns-spanned="2" office:value-type="string">
            <text:p text:style-name="Table_20_Contents">Överiga kommentarer:</text:p>
            <text:p text:style-name="Table_20_Contents">Man kan läsa en historia både på Home och om du klickar på en historias namn.<text:line-break/>På Home har du en lista med historier där kan du lätt hoppa till nästa.</text:p>
            <text:p text:style-name="Table_20_Contents">På en specifik historia kan du läsa, schystera inställningar om hur texten ska visas, kommentera, betygsätta.<text:line-break/></text:p>
            <text:p text:style-name="Table_20_Contents">obs: </text:p>
            <text:p text:style-name="P1">finns inget sätt att välja taggar/kategorier eller sortering efter betyg i denna version.</text:p>
          </table:table-cell>
          <table:covered-table-cell/>
        </table:table-row>
      </table:table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Table_20_Contents">UseCase 8 – <text:span text:style-name="T2"><text:s/>Användare vill spara historia i sin ”ryggsäck”</text:span></text:p>
          </table:table-cell>
          <table:table-cell table:style-name="Tabell8.B1" office:value-type="string">
            <text:p text:style-name="Table_20_Contents">Ja</text:p>
          </table:table-cell>
        </table:table-row>
        <table:table-row>
          <table:table-cell table:style-name="Tabell8.B1" table:number-columns-spanned="2" office:value-type="string">
            <text:p text:style-name="Table_20_Contents">Överiga kommentarer:</text:p>
            <text:p text:style-name="Table_20_Contents">Testat;<text:line-break/>Alla användare har unika "ryggsäckar" med stories de valt själva.</text:p>
            <text:p text:style-name="Table_20_Contents">Oavsätt var kan användaren lägga historien i sin ryggsäck. <text:line-break/>(ej på manage och mybackpack, de skulle vara dumt)</text:p>
          </table:table-cell>
          <table:covered-table-cell/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Table_20_Contents">UseCase 9 – <text:s/><text:span text:style-name="T2">Användaren vill hantera historier i ryggsäcken</text:span></text:p>
          </table:table-cell>
          <table:table-cell table:style-name="Tabell9.B1" office:value-type="string">
            <text:p text:style-name="Table_20_Contents">Ja</text:p>
          </table:table-cell>
        </table:table-row>
        <table:table-row>
          <table:table-cell table:style-name="Tabell9.B1" table:number-columns-spanned="2" office:value-type="string">
            <text:p text:style-name="Table_20_Contents">Överiga kommentarer:</text:p>
            <text:p text:style-name="Table_20_Contents">Det man kan göra är att snabbt ta sig till historien eller ta bort den.</text:p>
            <text:p text:style-name="Table_20_Contents">obs:</text:p>
            <text:p text:style-name="Table_20_Contents">synlighet av historier går ej att ändra, detta pga att man ej kan komma åt andra användare över huvudtaget.<text:line-break/>Ingen möjlighet till delning.<text:line-break/>Ingen möjlighet till poängsättning, detta får göras på historiens egna sida.</text:p>
          </table:table-cell>
          <table:covered-table-cell/>
        </table:table-row>
      </table:table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Table_20_Contents">UseCase 10 <text:s/>– <text:span text:style-name="T2"><text:s text:c="2"/>Användaren vill ge betyg till en historia</text:span></text:p>
          </table:table-cell>
          <table:table-cell table:style-name="Tabell10.B1" office:value-type="string">
            <text:p text:style-name="Table_20_Contents">Ja</text:p>
          </table:table-cell>
        </table:table-row>
        <table:table-row>
          <table:table-cell table:style-name="Tabell10.B1" table:number-columns-spanned="2" office:value-type="string">
            <text:p text:style-name="Table_20_Contents">Överiga kommentarer:</text:p>
            <text:p text:style-name="Table_20_Contents">fungerar, testat.</text:p>
            <text:p text:style-name="Table_20_Contents">Poängtilldelning per kategori, implementerat, fungerar.</text:p>
            <text:p text:style-name="Table_20_Contents">Man kan välja att inte skicka med betyg till någon av kategorierna; detta görs genom att ej pilla på den eller att inte maerkar checkboxen (annars markeras checkboxen automatiskt vid pillning).<text:line-break/></text:p>
            <text:p text:style-name="Table_20_Contents">Obs: Facebook stöd saknas</text:p>
          </table:table-cell>
          <table:covered-table-cell/>
        </table:table-row>
      </table:table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Table_20_Contents">UseCase 11 <text:s/>– <text:span text:style-name="T2"><text:s/>Användaren vill justera vyn över historian </text:span></text:p>
          </table:table-cell>
          <table:table-cell table:style-name="Tabell11.B1" office:value-type="string">
            <text:p text:style-name="Table_20_Contents">Ja</text:p>
          </table:table-cell>
        </table:table-row>
        <table:table-row>
          <table:table-cell table:style-name="Tabell11.B1" table:number-columns-spanned="2" office:value-type="string">
            <text:p text:style-name="Table_20_Contents">Överiga kommentarer:</text:p>
            <text:p text:style-name="Table_20_Contents">Schysteringar görs genom javascript.</text:p>
            <text:p text:style-name="Table_20_Contents">Schystering fungerar, testat genom att tömma localStorage och redigera inställningar.<text:line-break/><text:line-break/>^Sparar ner i localstorage.</text:p>
            <text:p text:style-name="Table_20_Contents">OBS: day or night mode är lite buggig...</text:p>
          </table:table-cell>
          <table:covered-table-cell/>
        </table:table-row>
      </table:table>
      <text:p text:style-name="Standard"/>
      <text:p text:style-name="Standard"/>
      <table:table table:name="Tabell12" table:style-name="Tabell12">
        <table:table-column table:style-name="Tabell12.A"/>
        <table:table-column table:style-name="Tabell12.B"/>
        <text:soft-page-break/>
        <table:table-row>
          <table:table-cell table:style-name="Tabell12.A1" office:value-type="string">
            <text:p text:style-name="Table_20_Contents">UseCase 12 – <text:span text:style-name="T2"><text:s/>Användaren vill kommentera en historia </text:span></text:p>
          </table:table-cell>
          <table:table-cell table:style-name="Tabell12.B1" office:value-type="string">
            <text:p text:style-name="Table_20_Contents">Ja</text:p>
          </table:table-cell>
        </table:table-row>
        <table:table-row>
          <table:table-cell table:style-name="Tabell12.B1" table:number-columns-spanned="2" office:value-type="string">
            <text:p text:style-name="Table_20_Contents">Överiga kommentarer:</text:p>
            <text:p text:style-name="Table_20_Contents">Fungerar i mån av att man kan se och skriva kommentarer.</text:p>
            <text:p text:style-name="Table_20_Contents"/>
            <text:p text:style-name="Table_20_Contents">OBS:<text:line-break/>Man ser ej vad andra har röstat i kommetnerarerna.</text:p>
          </table:table-cell>
          <table:covered-table-cell/>
        </table:table-row>
      </table:table>
      <text:p text:style-name="Standard"/>
      <text:p text:style-name="Standard"/>
      <table:table table:name="Tabell13" table:style-name="Tabell13">
        <table:table-column table:style-name="Tabell13.A"/>
        <table:table-column table:style-name="Tabell13.B"/>
        <table:table-row>
          <table:table-cell table:style-name="Tabell13.A1" office:value-type="string">
            <text:p text:style-name="Table_20_Contents">UseCase 13 – <text:span text:style-name="T2"><text:s/>användaren vill aktivera musik under läsning </text:span></text:p>
          </table:table-cell>
          <table:table-cell table:style-name="Tabell13.B1" office:value-type="string">
            <text:p text:style-name="Table_20_Contents">Ja/Nja</text:p>
          </table:table-cell>
        </table:table-row>
        <table:table-row>
          <table:table-cell table:style-name="Tabell13.B1" table:number-columns-spanned="2" office:value-type="string">
            <text:p text:style-name="Table_20_Contents">Överiga kommentarer:</text:p>
            <text:p text:style-name="Table_20_Contents">Fungerar, dock så är den oanvändbar då den börjar på första låten i spellistan varje gång man byter sida. Den kommer ej ihåg var man är i låten heller.</text:p>
          </table:table-cell>
          <table:covered-table-cell/>
        </table:table-row>
      </table:table>
      <text:p text:style-name="Standard"/>
      <table:table table:name="Tabell14" table:style-name="Tabell14">
        <table:table-column table:style-name="Tabell14.A"/>
        <table:table-column table:style-name="Tabell14.B"/>
        <table:table-row>
          <table:table-cell table:style-name="Tabell14.A1" office:value-type="string">
            <text:p text:style-name="Table_20_Contents">UserCase 14 – <text:span text:style-name="T2"><text:s text:c="2"/></text:span><text:span text:style-name="T5">Användaren vill byta språk</text:span></text:p>
          </table:table-cell>
          <table:table-cell table:style-name="Tabell14.B1" office:value-type="string">
            <text:p text:style-name="Table_20_Contents">Nej</text:p>
          </table:table-cell>
        </table:table-row>
        <table:table-row>
          <table:table-cell table:style-name="Tabell14.B1" table:number-columns-spanned="2" office:value-type="string">
            <text:p text:style-name="Table_20_Contents">Överiga kommentarer:</text:p>
            <text:p text:style-name="Table_20_Contents">Stödets finns i databasen, men ej i php koden. </text:p>
            <text:p text:style-name="Table_20_Contents">Dock finns problematik på databasnivån, vad händer om en användare tar bort sin historia som har några översättningar? </text:p>
          </table:table-cell>
          <table:covered-table-cell/>
        </table:table-row>
      </table:table>
      <text:p text:style-name="Standard"/>
      <table:table table:name="Tabell15" table:style-name="Tabell15">
        <table:table-column table:style-name="Tabell15.A"/>
        <table:table-column table:style-name="Tabell15.B"/>
        <table:table-row>
          <table:table-cell table:style-name="Tabell15.A1" office:value-type="string">
            <text:p text:style-name="Table_20_Contents">UserCase 15 – <text:span text:style-name="T2"><text:s/></text:span><text:span text:style-name="T5">Användaren vill skapa stöd för nytt språk</text:span></text:p>
          </table:table-cell>
          <table:table-cell table:style-name="Tabell15.B1" office:value-type="string">
            <text:p text:style-name="Table_20_Contents">Nej</text:p>
          </table:table-cell>
        </table:table-row>
        <table:table-row>
          <table:table-cell table:style-name="Tabell15.B1" table:number-columns-spanned="2" office:value-type="string">
            <text:p text:style-name="Table_20_Contents">Överiga kommentarer:</text:p>
            <text:p text:style-name="Table_20_Contents">Stödets finns i databasen, men ej i php koden. </text:p>
            <text:p text:style-name="Table_20_Contents">Dock finns problematik på databasnivån, vad händer om en användare tar bort sin historia som har några översättningar?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M31S</meta:editing-duration>
    <meta:editing-cycles>37</meta:editing-cycles>
    <meta:generator>OpenOffice.org/3.4.1$Win32 OpenOffice.org_project/341m1$Build-9593</meta:generator>
    <dc:date>2014-10-26T23:28:40.67</dc:date>
    <meta:document-statistic meta:table-count="15" meta:image-count="0" meta:object-count="0" meta:page-count="3" meta:paragraph-count="84" meta:word-count="649" meta:character-count="4124"/>
    <meta:user-defined meta:name="Info 1"/>
    <meta:user-defined meta:name="Info 2"/>
    <meta:user-defined meta:name="Info 3"/>
    <meta:user-defined meta:name="Info 4"/>
  </office:meta>
</office:document-meta>
</file>